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ation Criteria likelihood penalty design</text:h>
      <text:p text:style-name="Text_20_body">The problem: The mixture model has variable number of parameters, depending on tree topology. The likelihood needs to be penalized for number of parameters. Be general enough to allow for other variable-parameter-number models.</text:p>
      <text:p text:style-name="Text_20_body"/>
      <text:p text:style-name="Text_20_body">The basic plan: have a model.likelihoodPenalty(..) method (returns zero for most models.) Subtract the answer from log likelihood in LHCalculator.calculateLogLikelihood methods.</text:p>
      <text:p text:style-name="Text_20_body"/>
      <text:p text:style-name="Text_20_body">Information required: May need number of observations (e.g. for BIC.) calculateLogLikelihood has a PatternInfo object which we can get this from. May need tree topology dependent information – get this from ModelEdgeParameters object.</text:p>
      <text:p text:style-name="Text_20_body"/>
      <text:p text:style-name="Text_20_body">It is hard for the MixtureModelEdgeParameters to know <text:s/>how many model weight parameters there are in the whole tree. I’ve decided I really need to make (yet another) doubly linked tree structure of MMNPs and MMEPs. </text:p>
      <text:p text:style-name="Text_20_body"/>
      <text:h text:style-name="Heading_20_1" text:outline-level="1">Detailed Design: part 1, general (non-mixture-model) stuff:</text:h>
      <text:h text:style-name="Heading_20_2" text:outline-level="2">Interface SubstitutionModel</text:h>
      <text:p text:style-name="Text_20_body">Add method double likelihoodPenalty(PatternInfo, ModelEdgeParameter)</text:p>
      <text:p text:style-name="Text_20_body">In all implementing classes except MixtureSubstitutionModel, this function returns zero.</text:p>
      <text:list xml:id="list266716477" text:style-name="L1">
        <text:list-item>
          <text:p text:style-name="P1">SubstitutionModel.SimpleSubstitutionModel, SubstitutionModel.RateDistributionSubstitutionModel</text:p>
        </text:list-item>
        <text:list-item>
          <text:p text:style-name="P1">SingleSplitMolecularClockLikelihoodModel, SingleSplitMolecularClockLikelihoodModel.CombineModel</text:p>
        </text:list-item>
        <text:list-item>
          <text:p text:style-name="P1">GeneralRageDistributionSubstitutionModel</text:p>
        </text:list-item>
        <text:list-item>
          <text:p text:style-name="P1">SingleClassSubstitutionModel</text:p>
        </text:list-item>
        <text:list-item>
          <text:p text:style-name="P1">YangCodonModel.SimplePositiveSelection, <text:s/>YangCodonModel.SimpleNeutralSelection</text:p>
        </text:list-item>
      </text:list>
      <text:h text:style-name="Heading_20_2" text:outline-level="2">Interface eval.LHCalculator</text:h>
      <text:p text:style-name="Text_20_body">There are two claculateLogLikelihood methods, both receive a model, PatternInfo. Add modelEdgeParams to the one currently not getting it. </text:p>
      <text:h text:style-name="Heading_20_2" text:outline-level="2">Classes implementing LHCalculator</text:h>
      <text:p text:style-name="Text_20_body">Make parameters to calculateLogLikelihood methods agree with interface change. Subtrace model.likelihoodPenalty(...) from the returned likelihood.</text:p>
      <text:list xml:id="list1745488100" text:style-name="L2">
        <text:list-item>
          <text:p text:style-name="P2"><text:soft-page-break/>FastFourStateLHCalculator.ExternalImpl</text:p>
        </text:list-item>
        <text:list-item>
          <text:p text:style-name="P2">SimpleLHCalculator</text:p>
        </text:list-item>
        <text:list-item>
          <text:p text:style-name="P2">SimpleModelFastFourStateLHCalculator</text:p>
        </text:list-item>
        <text:list-item>
          <text:p text:style-name="P2"/>
        </text:list-item>
      </text:list>
      <text:p text:style-name="Text_20_body"/>
      <text:h text:style-name="Heading_20_2" text:outline-level="2">Classes calling LHCalculator.calculateLogLikelihood</text:h>
      <text:p text:style-name="Text_20_body">Change calls to new calculateLogLikelihood parameters list, passing ModelEdgeParameter if one is available, ‘null’ otherwise.</text:p>
      <text:list xml:id="list659163400" text:style-name="L3">
        <text:list-item>
          <text:p text:style-name="P3">SingleSplitMolecularClockLikelihoodModel</text:p>
        </text:list-item>
      </text:list>
      <text:list xml:id="list1421733800" text:continue-list="list1745488100" text:style-name="L2">
        <text:list-item>
          <text:p text:style-name="P2">SimpleMolecularClockLikelihoodModel</text:p>
        </text:list-item>
        <text:list-item>
          <text:p text:style-name="P2">SimpleUnconstrainedLikelihoodModel</text:p>
        </text:list-item>
      </text:list>
      <text:h text:style-name="Heading_20_2" text:outline-level="2">Class UnrootedMLSearcher</text:h>
      <text:list xml:id="list1092239177" text:style-name="L14">
        <text:list-item>
          <text:p text:style-name="P14">UnrootedMLSearcher.Connection.calculateLogLikelihood: add ‘this.edgeParams_’ to calculator.calculateLogLikelihood call.</text:p>
        </text:list-item>
        <text:list-item>
          <text:p text:style-name="P14">UnrootedMLSearcher.LeafNode.rebuildPattern: call nodeParams_.update if nodeParams_ is not null.</text:p>
        </text:list-item>
      </text:list>
      <text:h text:style-name="Heading_20_1" text:outline-level="1">Detailed Design part 2: Mixture model stuff.</text:h>
      <text:h text:style-name="Heading_20_2" text:outline-level="2">Class MixtureModelEdgeParameters:</text:h>
      <text:p text:style-name="Text_20_body"/>
      <text:p text:style-name="Text_20_body">Date members MixtureModelNodeParameters leftNodeParameters_, rightNodeParameters_ plus ‘mark’ versions of these.</text:p>
      <text:p text:style-name="Text_20_body">Data members int leftSubtreeEdgeParametersCount_, rightSubtreeEdgeParametersCount_ plus ‘mark’ versions. (These are set to ‘-1’ to indicate if they are currently unknown.)</text:p>
      <text:p text:style-name="Text_20_body">data member Boolean numberNonZeroWeightsUpToDate</text:p>
      <text:p text:style-name="Text_20_body">update constructor: set new data members to false, -1 or null.</text:p>
      <text:p text:style-name="Text_20_body">new method private int getLeftSubtreeEdgeParametersCount() (and similar for right)</text:p>
      <text:list xml:id="list1784664566" text:style-name="L4">
        <text:list-item>
          <text:p text:style-name="P4">return leftSubtreeEdgeParametersCount_ if it is not -1, otherwise find leftNodeParameters_.getSubtreeEdgeParametersCount(this), store it and return it.</text:p>
        </text:list-item>
      </text:list>
      <text:p text:style-name="Text_20_body">new method public int getSubtreeEdgeParametersCount(MMNP): </text:p>
      <text:list xml:id="list660362569" text:style-name="L5">
        <text:list-item>
          <text:p text:style-name="P5">throw error if numberNonZeroWeightsUpToDate is false.</text:p>
        </text:list-item>
        <text:list-item>
          <text:p text:style-name="P5">Find out if the passed MMNP is our left or right neighbour – throw error if neither.</text:p>
        </text:list-item>
        <text:list-item>
          <text:p text:style-name="P5">Return this edge’s parameter count + <text:s/>getLeft|RgihtSubtreeEdgeParametersCount().</text:p>
        </text:list-item>
      </text:list>
      <text:p text:style-name="Text_20_body"><text:soft-page-break/>New method public int getTreeEdgeParametersCount(): </text:p>
      <text:list xml:id="list1984120930" text:style-name="L6">
        <text:list-item>
          <text:p text:style-name="P6">throw error if numberNonZeroWeightsUpToDate is false.</text:p>
        </text:list-item>
        <text:list-item>
          <text:p text:style-name="P6">Otherwise return this edges count + right and left subtree counts.</text:p>
        </text:list-item>
      </text:list>
      <text:p text:style-name="Text_20_body">Change method setNonZeroWeights:</text:p>
      <text:list xml:id="list1069759965" text:style-name="L7">
        <text:list-item>
          <text:p text:style-name="P7">set <text:s/>numberNonZeroWeightsUpToDate to true.</text:p>
        </text:list-item>
      </text:list>
      <text:p text:style-name="Text_20_body">Change method update(...): <text:s/></text:p>
      <text:list xml:id="list1585628039" text:style-name="L8">
        <text:list-item>
          <text:p text:style-name="P8">rename ‘near’ and ‘far’ to ‘left’ and ‘right’ (note may not correspond to Connection’s left and right.) </text:p>
        </text:list-item>
        <text:list-item>
          <text:p text:style-name="P8">On first pass, initialize <text:s/>left|rightSubtreeEdgeParametersCount_, to -1, numberNonZeroWeightsUpToDate to false, left|rightNodeParameters_ to the passed variables. </text:p>
        </text:list-item>
        <text:list-item>
          <text:p text:style-name="P8">On second pass, ensure numberNonZeroWeightsUpToDate_ = true.</text:p>
        </text:list-item>
      </text:list>
      <text:p text:style-name="Text_20_body"/>
      <text:p text:style-name="Text_20_body">Change methods mark, undoToMark:</text:p>
      <text:list xml:id="list1282407344" text:style-name="L9">
        <text:list-item>
          <text:p text:style-name="P9">account for new ‘mark’ variables.</text:p>
        </text:list-item>
      </text:list>
      <text:p text:style-name="Text_20_body"/>
      <text:h text:style-name="Heading_20_2" text:outline-level="2">Class MixtureModelNodeParameters:</text:h>
      <text:p text:style-name="Text_20_body">New data members int[] subtreeEdgeParameterCounts_ and mark version. (Will use ‘-1’ to flag unknown value.)</text:p>
      <text:p text:style-name="Text_20_body">New data members MMEP[] adjacentEdgeParameters_ and mark version</text:p>
      <text:p text:style-name="Text_20_body">Change methods mark, undoToMark for new data members.</text:p>
      <text:p text:style-name="Text_20_body">Update leaf constructor: <text:s/>initialize subtreeEdgeParameterCounts_ to {0}, other new date members to <text:s/>null.</text:p>
      <text:p text:style-name="Text_20_body">Update constructor: <text:s/>initialize new ‘mark’ data members to -1, null. (Other initialization is done in setNumberOfAdjacentEdges)</text:p>
      <text:p text:style-name="Text_20_body">Update setNumberOfAdjacentEdges: allocate array space for new data members, set entries to -1 or null.</text:p>
      <text:p text:style-name="Text_20_body">New method private int <text:s/>getSubtreeEdgeParametersCount(int)</text:p>
      <text:list xml:id="list1414163322" text:style-name="L10">
        <text:list-item>
          <text:p text:style-name="P10">Use cached value in subtreeEdgeParameterCounts_ if available, otherwise calculate and cache and then return it.</text:p>
        </text:list-item>
        <text:list-item>
          <text:p text:style-name="P10">To calculate, call MMEP.getSubtreeEdgeParametersCount(this) on appropriate neighbour MMEP. </text:p>
        </text:list-item>
      </text:list>
      <text:p text:style-name="Text_20_body">New method public int getSubtreeEdgeParametersCount(MMEP):</text:p>
      <text:list xml:id="list676649722" text:style-name="L11">
        <text:list-item>
          <text:p text:style-name="P11">find the MMEP in adjacentEdgeParameters: throw exception if not found.</text:p>
        </text:list-item>
        <text:list-item>
          <text:p text:style-name="P11">For each adjacent edge except the calling one, find sum of getSubtreeEdgeParametersCount(index), and return this value.</text:p>
        </text:list-item>
      </text:list>
      <text:p text:style-name="Text_20_body"><text:soft-page-break/>Modify method update:</text:p>
      <text:list xml:id="list984358545" text:style-name="L12">
        <text:list-item>
          <text:p text:style-name="P12">On first pass, store the adjacentMEPs into adjacentEdgeParameters (check: must I copy, or can I take a pointer? - answer: can take a pointer. UnrootedMLSearcher.InternalNode.getAdjacentEdgeParameters creates a new object to return each time.)</text:p>
        </text:list-item>
        <text:list-item>
          <text:p text:style-name="P12">also set the subtreeEdgeParameterCounts to -1.</text:p>
        </text:list-item>
      </text:list>
      <text:p text:style-name="Text_20_body"/>
      <text:h text:style-name="Heading_20_2" text:outline-level="2">Class MixtureSubstitutionModel:</text:h>
      <text:p text:style-name="Text_20_body">Add method double likelihoodPenalty(PatternInfo, ModelEdgeParameter):</text:p>
      <text:list xml:id="list2167894611" text:style-name="L13">
        <text:list-item>
          <text:p text:style-name="P13">Throw error if MEP is null or is not an MMEP.</text:p>
        </text:list-item>
        <text:list-item>
          <text:p text:style-name="P13">returns 0.5* MEP.getTreeEdgeParametersCount()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Woodhams</meta:initial-creator>
    <meta:creation-date>2009-09-09T12:16:54</meta:creation-date>
    <dc:date>2009-09-10T14:09:54</dc:date>
    <dc:creator>Michael Woodhams</dc:creator>
    <meta:editing-duration>PT08H17M46S</meta:editing-duration>
    <meta:editing-cycles>5</meta:editing-cycles>
    <meta:generator>OpenOffice.org/3.0$Linux OpenOffice.org_project/300m15$Build-9379</meta:generator>
    <meta:printed-by>Michael Woodhams</meta:printed-by>
    <meta:print-date>2009-09-09T16:28:47</meta:print-date>
    <meta:document-statistic meta:table-count="0" meta:image-count="0" meta:object-count="0" meta:page-count="4" meta:paragraph-count="72" meta:word-count="675" meta:character-count="5710"/>
    <meta:user-defined meta:name="Info 1"/>
    <meta:user-defined meta:name="Info 2"/>
    <meta:user-defined meta:name="Info 3"/>
    <meta:user-defined meta:name="Info 4"/>
  </office:meta>
</office:document-meta>
</file>